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3709741043"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1245528616384"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065787153"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1245244814235" text:continue-list="list151245528616384"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065787153"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51245281583641" text:continue-list="list151245244814235"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51244594123572"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51243775028168"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9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7-09T15:12:43.177879800</dc:date>
    <meta:editing-duration>P13DT18H25M1S</meta:editing-duration>
    <meta:editing-cycles>618</meta:editing-cycles>
    <meta:generator>LibreOffice/25.2.4.3$Windows_X86_64 LibreOffice_project/33e196637044ead23f5c3226cde09b47731f7e27</meta:generator>
    <meta:document-statistic meta:table-count="5" meta:image-count="7" meta:object-count="0" meta:page-count="98" meta:paragraph-count="1478" meta:word-count="33304" meta:character-count="209564" meta:non-whitespace-character-count="174744"/>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